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enlo" fo:font-size="13.5pt" fo:letter-spacing="normal" fo:font-style="normal" fo:font-weight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urw-din" fo:font-size="13.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urw-din" fo:font-size="13.5pt" fo:letter-spacing="normal" fo:font-style="normal" fo:font-weight="normal" officeooo:rsid="001401b5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urw-din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urw-din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urw-din" fo:font-size="13.5pt" fo:letter-spacing="normal" fo:font-style="normal" fo:font-weight="bold"/>
    </style:style>
    <style:style style:name="T3" style:family="text">
      <style:text-properties fo:font-variant="normal" fo:text-transform="none" fo:color="#333333" style:font-name="urw-din" fo:font-size="13.5pt" fo:letter-spacing="normal" fo:font-style="normal" fo:font-weight="normal"/>
    </style:style>
    <style:style style:name="T4" style:family="text">
      <style:text-properties fo:font-variant="normal" fo:text-transform="none" fo:color="#333333" style:font-name="Menlo" fo:font-size="13.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ven an array of size N containing only 0s, 1s, and 2s; sort the array in ascending order.</text:p>
      <text:p text:style-name="P7"><text:span text:style-name="T1"><text:line-break/></text:span><text:span text:style-name="Strong_20_Emphasis"><text:span text:style-name="T2">Example 1:</text:span></text:span></text:p>
      <text:p text:style-name="P1"><text:span text:style-name="Strong_20_Emphasis"><text:span text:style-name="T4">Input: </text:span></text:span></text:p>
      <text:p text:style-name="P2">N = 5</text:p>
      <text:p text:style-name="P2">arr[]= {0 2 1 2 0}</text:p>
      <text:p text:style-name="P3"><text:span text:style-name="Strong_20_Emphasis"><text:span text:style-name="T4">Output:</text:span></text:span></text:p>
      <text:p text:style-name="P2">0 0 1 2 2</text:p>
      <text:p text:style-name="P3"><text:span text:style-name="Strong_20_Emphasis"><text:span text:style-name="T4">Explanation:</text:span></text:span></text:p>
      <text:p text:style-name="P2">0s 1s and 2s are segregated </text:p>
      <text:p text:style-name="P2">into ascending order.</text:p>
      <text:p text:style-name="P7"><text:span text:style-name="Strong_20_Emphasis"><text:span text:style-name="T2">Example 2:</text:span></text:span></text:p>
      <text:p text:style-name="P1"><text:span text:style-name="Strong_20_Emphasis"><text:span text:style-name="T4">Input: </text:span></text:span></text:p>
      <text:p text:style-name="P2">N = 3</text:p>
      <text:p text:style-name="P2">arr[] = {0 1 0}</text:p>
      <text:p text:style-name="P3"><text:span text:style-name="Strong_20_Emphasis"><text:span text:style-name="T4">Output:</text:span></text:span></text:p>
      <text:p text:style-name="P2">0 0 1</text:p>
      <text:p text:style-name="P3"><text:span text:style-name="Strong_20_Emphasis"><text:span text:style-name="T4">Explanation:</text:span></text:span></text:p>
      <text:p text:style-name="P2">0s 1s and 2s are segregated </text:p>
      <text:p text:style-name="P2">into ascending order.</text:p>
      <text:p text:style-name="P7"><text:span text:style-name="T1"><text:line-break/></text:span><text:span text:style-name="Strong_20_Emphasis"><text:span text:style-name="T2">Your Task:</text:span></text:span><text:span text:style-name="T3"><text:line-break/>You don't need to read input or print anything. Your task is to complete the function </text:span><text:span text:style-name="Strong_20_Emphasis"><text:span text:style-name="T2">sort012() </text:span></text:span><text:span text:style-name="T3">that takes an array arr and N as input parameters and </text:span><text:span text:style-name="Strong_20_Emphasis"><text:span text:style-name="T2">sorts the array in-place.</text:span></text:span></text:p>
      <text:p text:style-name="P7"><text:soft-page-break/><text:span text:style-name="T1"><text:line-break/></text:span><text:span text:style-name="Strong_20_Emphasis"><text:span text:style-name="T2">Expected Time Complexity: </text:span></text:span><text:span text:style-name="T3">O(N)<text:line-break/></text:span><text:span text:style-name="Strong_20_Emphasis"><text:span text:style-name="T2">Expected Auxiliary Space:</text:span></text:span><text:span text:style-name="T3"> O(1)</text:span></text:p>
      <text:p text:style-name="P7"><text:span text:style-name="T1"><text:line-break/></text:span><text:span text:style-name="Strong_20_Emphasis"><text:span text:style-name="T2">Constraints:</text:span></text:span><text:span text:style-name="T3"><text:line-break/>1 &lt;= N &lt;= 10^6<text:line-break/>0 &lt;= A[i] &lt;= 2</text:span></text:p>
      <text:p text:style-name="P4"><text:s text:c="2"/></text:p>
      <text:p text:style-name="P4"/>
      <text:p text:style-name="P4"/>
      <text:p text:style-name="P4"/>
      <text:p text:style-name="P5">class Solution</text:p>
      <text:p text:style-name="P5">{</text:p>
      <text:p text:style-name="P5"><text:s text:c="4"/>public static void sort012(int a[], int n)</text:p>
      <text:p text:style-name="P5"><text:s text:c="4"/>{</text:p>
      <text:p text:style-name="P5"><text:s text:c="8"/>int i,j,z;</text:p>
      <text:p text:style-name="P5"><text:s text:c="8"/>i= j =z = 0;</text:p>
      <text:p text:style-name="P5"><text:s text:c="8"/>for(int <text:s/>k =0 ;k&lt;n;k++){</text:p>
      <text:p text:style-name="P5"><text:s text:c="12"/>if(a[k]==0) i++;</text:p>
      <text:p text:style-name="P5"><text:s text:c="12"/>if(a[k]==1) j++;</text:p>
      <text:p text:style-name="P5"><text:s text:c="12"/>else z++;</text:p>
      <text:p text:style-name="P5"><text:s text:c="8"/>}</text:p>
      <text:p text:style-name="P5"><text:s text:c="3"/>for(int <text:s/>k =0 ;k&lt;n;k++){</text:p>
      <text:p text:style-name="P5"><text:s text:c="7"/>if(i--&gt;0){</text:p>
      <text:p text:style-name="P5"><text:s text:c="11"/>a[k] = 0;</text:p>
      <text:p text:style-name="P5"><text:s text:c="11"/>continue;</text:p>
      <text:p text:style-name="P5"><text:s text:c="11"/></text:p>
      <text:p text:style-name="P5"><text:s text:c="7"/>}</text:p>
      <text:p text:style-name="P5"><text:s text:c="7"/>if(j--&gt;0){</text:p>
      <text:p text:style-name="P5"><text:s text:c="11"/>a[k] = 1;</text:p>
      <text:p text:style-name="P5"><text:s text:c="11"/>continue;</text:p>
      <text:p text:style-name="P5"><text:s text:c="7"/>}</text:p>
      <text:p text:style-name="P5"><text:s text:c="7"/>else a[k] = 2;</text:p>
      <text:p text:style-name="P5"><text:s text:c="3"/>}</text:p>
      <text:p text:style-name="P5">}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2:27:10.056510093</meta:creation-date>
    <dc:date>2021-04-27T12:28:12.964987046</dc:date>
    <meta:editing-duration>PT1M3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2" meta:paragraph-count="48" meta:word-count="178" meta:character-count="1030" meta:non-whitespace-character-count="716"/>
  </office:meta>
</office:document-meta>
</file>